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43.8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18.08mm"/>
    </style:style>
    <style:style style:name="co5" style:family="table-column">
      <style:table-column-properties fo:break-before="auto" style:column-width="51.61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100.45mm"/>
    </style:style>
    <style:style style:name="co8" style:family="table-column">
      <style:table-column-properties fo:break-before="auto" style:column-width="48.05mm"/>
    </style:style>
    <style:style style:name="co9" style:family="table-column">
      <style:table-column-properties fo:break-before="auto" style:column-width="34.73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38.89mm"/>
    </style:style>
    <style:style style:name="co12" style:family="table-column">
      <style:table-column-properties fo:break-before="auto" style:column-width="135.7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en" number:country="GB">
      <number:boolean/>
    </number:boolean-style>
    <number:text-style style:name="N10100" number:language="en" number:country="GB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Excel_20_Built-in_20_Normal" style:data-style-name="N10100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7" style:family="table-cell" style:parent-style-name="Excel_20_Built-in_20_Normal" style:data-style-name="N10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 style:data-style-name="N10099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 style:data-style-name="N10099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Mast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9"/>
        <table:table-column table:style-name="co11" table:default-cell-style-name="ce2"/>
        <table:table-column table:style-name="co12" table:default-cell-style-name="ce2"/>
        <table:table-column table:style-name="co10" table:number-columns-repeated="1011" table:default-cell-style-name="ce12"/>
        <table:table-column table:style-name="co10" table:default-cell-style-name="ce1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Category</text:p>
          </table:table-cell>
          <table:table-cell table:style-name="ce7" office:value-type="string" calcext:value-type="string">
            <text:p>Spec</text:p>
          </table:table-cell>
          <table:table-cell table:style-name="ce7" office:value-type="string" calcext:value-type="string">
            <text:p>Appearance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Location (if in use)</text:p>
          </table:table-cell>
          <table:table-cell table:style-name="ce8" office:value-type="string" calcext:value-type="string">
            <text:p>Is Loan</text:p>
          </table:table-cell>
          <table:table-cell table:style-name="ce7" office:value-type="string" calcext:value-type="string">
            <text:p>Origin</text:p>
          </table:table-cell>
          <table:table-cell table:style-name="ce1" office:value-type="string" calcext:value-type="string">
            <text:p>Additional Information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Steel Ru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Unit conversion table printed on one si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el Ru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string" calcext:value-type="string">
            <text:p>Bondhu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3/16"</text:p>
          </table:table-cell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8" shank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Black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x sh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ot a Forge Steel driver.  6" long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string" calcext:value-type="string">
            <text:p>Steadf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4.5"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Red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quare sh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 pack of misc driver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ellow case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 piece Spanner set</text:p>
          </table:table-cell>
          <table:table-cell office:value-type="string" calcext:value-type="string">
            <text:p>Komay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 se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ld together with an elast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dless Hammer Drill Kit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Yellow clip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charging station, 2x 14.4V batte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metal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5x5 small + 3 medium + 2 large draw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 Bin Organiser</text:p>
          </table:table-cell>
          <table:table-cell office:value-type="string" calcext:value-type="string">
            <text:p>Stack-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rey plastic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23 small + <text:s/>4 medium draw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gh Top tool boox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49.5cm</text:p>
          </table:table-cell>
          <table:table-cell office:value-type="string" calcext:value-type="string">
            <text:p>Dark blue pastic with Red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 plastic tool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Black with Yellow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ch Grinder 150mm</text:p>
          </table:table-cell>
          <table:table-cell office:value-type="string" calcext:value-type="string">
            <text:p>Ener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nch Grinder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In blue cardboard box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Might be Hugh's. <text:s/>Dunno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dless Hammer Drill 14.4V Kit</text:p>
          </table:table-cell>
          <table:table-cell office:value-type="string" calcext:value-type="string">
            <text:p>Worx </text:p>
          </table:table-cell>
          <table:table-cell office:value-type="string" calcext:value-type="string">
            <text:p>WX14HD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Orange handle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1x 14.4V battery. <text:s/>Missing charging station and 1x 14.4V battery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dless Circular Saw 14.4V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lar Saw, Cordless</text:p>
          </table:table-cell>
          <table:table-cell/>
          <table:table-cell office:value-type="string" calcext:value-type="string">
            <text:p>Blue and Grey plastic with Yellow buttons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ager GSIII (drone / Quadcopter)</text:p>
          </table:table-cell>
          <table:table-cell office:value-type="string" calcext:value-type="string">
            <text:p>Keyence</text:p>
          </table:table-cell>
          <table:table-cell office:value-type="string" calcext:value-type="string">
            <text:p>E-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In Purble and Black box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ptical radiant heater</text:p>
          </table:table-cell>
          <table:table-cell office:value-type="string" calcext:value-type="string">
            <text:p>He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iptical in shap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box 360 Kinect</text:p>
          </table:table-cell>
          <table:table-cell office:value-type="string" calcext:value-type="string">
            <text:p>Microso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plastic</text:p>
          </table:table-cell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GA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V power 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CD Projector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P-X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ey plastic</text:p>
          </table:table-cell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edle File set, 6 piec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edle File</text:p>
          </table:table-cell>
          <table:table-cell/>
          <table:table-cell office:value-type="string" calcext:value-type="string">
            <text:p>Blue soft plastic cas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ll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oll of 120 sand paper, whit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t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heet of 120 snadpaper, brown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and black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 sha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aver</text:p>
          </table:table-cell>
          <table:table-cell/>
          <table:table-cell office:value-type="string" calcext:value-type="string">
            <text:p>Blue handled shaver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ver bla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aver blades mounted on orange and white card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5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lf circle File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cture repair kit</text:p>
          </table:table-cell>
          <table:table-cell office:value-type="string" calcext:value-type="string">
            <text:p>Rema</text:p>
          </table:table-cell>
          <table:table-cell office:value-type="string" calcext:value-type="string">
            <text:p>MD5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puncture repair kit in a plastic cyan box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wheel chain whip</text:p>
          </table:table-cell>
          <table:table-cell office:value-type="string" calcext:value-type="string">
            <text:p>Bikeh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 and 8 speed</text:p>
          </table:table-cell>
          <table:table-cell office:value-type="string" calcext:value-type="string">
            <text:p>A steel shaft with some bicycle chain at one end nd a grey rubber handle at the other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sette Lockring Tool</text:p>
          </table:table-cell>
          <table:table-cell office:value-type="string" calcext:value-type="string">
            <text:p>Jobswor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steel shaft with a black and red rubber handle and a hollow cylinder containing a much thinner and longer solid cylinder at the other end.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 chain tool</text:p>
          </table:table-cell>
          <table:table-cell office:value-type="string" calcext:value-type="string">
            <text:p>Cyc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, 8 and 9 </text:p>
          </table:table-cell>
          <table:table-cell office:value-type="string" calcext:value-type="string">
            <text:p>A black metal shaft with a hexagonal cylinder at the top, making a T shape, combined with a metal screw with an asymetrical turning handle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 loop</text:p>
          </table:table-cell>
          <table:table-cell office:value-type="string" calcext:value-type="string">
            <text:p>KMC Z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rrow</text:p>
          </table:table-cell>
          <table:table-cell office:value-type="string" calcext:value-type="string">
            <text:p>Several metal chain links in a loop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 link</text:p>
          </table:table-cell>
          <table:table-cell office:value-type="string" calcext:value-type="string">
            <text:p>KMC Z</text:p>
          </table:table-cell>
          <table:table-cell office:value-type="string" calcext:value-type="string">
            <text:p>CL5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single metal chain link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t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tsaw</text:p>
          </table:table-cell>
          <table:table-cell/>
          <table:table-cell office:value-type="string" calcext:value-type="string">
            <text:p>Black frame, red wooden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No bl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1 Coping saw</text:p>
          </table:table-cell>
          <table:table-cell office:value-type="string" calcext:value-type="string">
            <text:p>Sandv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ping saw</text:p>
          </table:table-cell>
          <table:table-cell/>
          <table:table-cell office:value-type="string" calcext:value-type="string">
            <text:p>Orange wooden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g of 6" hacksaw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Hacksaw Blade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Clear ba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ge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Black metal frame with Black and Orange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 hacksaw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and Re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ley knife with Stanley 1275B Saw Blade For Wood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Red 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Hacksaw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plastic casin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osable box cutter/craft knif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tter</text:p>
          </table:table-cell>
          <table:table-cell/>
          <table:table-cell office:value-type="string" calcext:value-type="string">
            <text:p>Various colours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6"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ge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8.5"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ck of isosceles trapezoidal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Wrapped in tape (for safety)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ck of parallelogram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Clear plastic case with Black cap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on 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Black blade with Red woo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edlenose plie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cm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i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 cm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d Borer</text:p>
          </table:table-cell>
          <table:table-cell office:value-type="string" calcext:value-type="string">
            <text:p>Draper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x 2.5 mm drill bits</text:p>
          </table:table-cell>
          <table:table-cell office:value-type="string" calcext:value-type="string">
            <text:p>Irw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llow packet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plastic box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only 16 bits, smaller sizes miss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 piece Masonry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sonry Bit set</text:p>
          </table:table-cell>
          <table:table-cell/>
          <table:table-cell office:value-type="string" calcext:value-type="string">
            <text:p>Grey and red case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lightly mismatc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mm and 30mm holesaw with arb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ole Saw</text:p>
          </table:table-cell>
          <table:table-cell office:value-type="string" calcext:value-type="string">
            <text:p>24mm, 30m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tored in PVC tube with tape on 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 piece spur bit wood drill set</text:p>
          </table:table-cell>
          <table:table-cell office:value-type="string" calcext:value-type="string">
            <text:p>DeWa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od drill set</text:p>
          </table:table-cell>
          <table:table-cell office:value-type="string" calcext:value-type="string">
            <text:p>4mm, 5mm, 6mm, 8mm, 10mm</text:p>
          </table:table-cell>
          <table:table-cell office:value-type="string" calcext:value-type="string">
            <text:p>Yellow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5"/>
          <table:table-cell office:value-type="string" calcext:value-type="string">
            <text:p>Blue metal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office:value-type="string" calcext:value-type="string">
            <text:p>Arcade 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ll sprin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6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ng nos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MT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sprin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60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5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office:value-type="string" calcext:value-type="string">
            <text:p>Drop Forged Steel</text:p>
          </table:table-cell>
          <table:table-cell office:value-type="string" calcext:value-type="string">
            <text:p>M100 Kennedy 539-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25mm</text:p>
          </table:table-cell>
          <table:table-cell office:value-type="string" calcext:value-type="string">
            <text:p>Black, marked ‘1’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5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larg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300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medium)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5462EL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ue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small)</text:p>
          </table:table-cell>
          <table:table-cell office:value-type="string" calcext:value-type="string">
            <text:p>Silverline</text:p>
          </table:table-cell>
          <table:table-cell office:value-type="string" calcext:value-type="string">
            <text:p>250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rd screw clamp th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9” spirit level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9” spirit level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 tape measure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arious colours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suring tape</text:p>
          </table:table-cell>
          <table:table-cell office:value-type="string" calcext:value-type="string">
            <text:p>Korbo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150c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nier calip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0.02m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xed hex bit 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tchet hex bit 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Includes 4 bits. <text:s/>Missing 1 bit and 1 hex adapter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5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10 M/M</text:p>
          </table:table-cell>
          <table:table-cell office:value-type="string" calcext:value-type="string">
            <text:p>Purple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6 6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4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4, 7mm A/F</text:p>
          </table:table-cell>
          <table:table-cell office:value-type="string" calcext:value-type="string">
            <text:p>Black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5BA, 7/32" AF, 5.5 M/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6, 10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Wera, Kraft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MP?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6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5 X 10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Chrome-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6 X 4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Thin tip. <text:s/>6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ecision Flat head screwdriver</text:p>
          </table:table-cell>
          <table:table-cell/>
          <table:table-cell office:value-type="string" calcext:value-type="string">
            <text:p>Black plastic, Yellow free rotating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One of these is missing its free rotating grip. They are in a case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panese screwdriver set, 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UPC 4 945247 6768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uble headed flat and phillips screwdriver, right-angl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ight-angled screwdriver, Flat head screwdriver, Phillips screwdriver</text:p>
          </table:table-cell>
          <table:table-cell table:number-columns-repeated="2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-shap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Hilk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Yellow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daw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l</text:p>
          </table:table-cell>
          <table:table-cell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aithf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 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Not they Stanley one, chrome 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kit s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heffiel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clear with blue strip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fe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 x hex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 x hex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 x hex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x allen key set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 </text:p>
          </table:table-cell>
          <table:table-cell office:value-type="string" calcext:value-type="string">
            <text:p>drap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mm allen key</text:p>
          </table:table-cell>
          <table:table-cell/>
          <table:table-cell office:value-type="string" calcext:value-type="string">
            <text:p>yellow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en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 angle 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l Pull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"Fine precision" 31 piece screwdriver set</text:p>
          </table:table-cell>
          <table:table-cell office:value-type="string" calcext:value-type="string">
            <text:p>Tommy Wal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 and 15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14 and 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el 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 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justable spann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200mm</text:p>
          </table:table-cell>
          <table:table-cell office:value-type="string" calcext:value-type="string">
            <text:p>steel with red and black rubber handle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A and 2BS spann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0BA and 2BA</text:p>
          </table:table-cell>
          <table:table-cell office:value-type="string" calcext:value-type="string">
            <text:p>A red plastic pouch with the RS logo, containing a small steel spann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.A. Spanner set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4BA and 6BA, 7BA and 8BA, 8BA and 10BA, 8BA and 10BA</text:p>
          </table:table-cell>
          <table:table-cell office:value-type="string" calcext:value-type="string">
            <text:p>A red plastic pouch with the RS logo, containing a set of small steel spanners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wrench sockets (m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s</text:p>
          </table:table-cell>
          <table:table-cell office:value-type="string" calcext:value-type="string">
            <text:p>5mm to 10mm</text:p>
          </table:table-cell>
          <table:table-cell office:value-type="string" calcext:value-type="string">
            <text:p>A collection of 6 socket wrench hex sockets on a red plastic stand, with sizes in mm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wo headed hex spann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hex spanner with two heads, one bigger than the oth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exten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metal socket exten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 Piece Socket &amp; Bit Tool Set</text:p>
          </table:table-cell>
          <table:table-cell office:value-type="string" calcext:value-type="string">
            <text:p>Ro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ack and yellow plastic case with translucent font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metric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</text:p>
          </table:table-cell>
          <table:table-cell office:value-type="string" calcext:value-type="string">
            <text:p>5mm, 6mm, 7mm, 8mm, 9mm, 10mm, 11mm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imperial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16", 7/32", 1/4", 9/32", 5/16", 3/8", 7/16"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allen key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helf 3, Wrench Bin</text:p>
          </table:table-cell>
          <table:table-cell table:number-columns-repeated="3"/>
          <table:table-cell office:value-type="string" calcext:value-type="string">
            <text:p>Held together with masking tap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lant/caulking gu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FixIt ProTech Toolkit (70 pieces)</text:p>
          </table:table-cell>
          <table:table-cell office:value-type="string" calcext:value-type="string">
            <text:p>iFix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ue and white box, grey fabric tool rol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 and 1 3D printed red draw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ach's box of assorted electronics suppl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Clear plastic box with blue handle</text:p>
          </table:table-cell>
          <table:table-cell office:value-type="string" calcext:value-type="string">
            <text:p>Shelf 4</text:p>
          </table:table-cell>
          <table:table-cell table:number-columns-repeated="3"/>
          <table:table-cell office:value-type="string" calcext:value-type="string">
            <text:p>Ready to be cannibalis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-joint Vice with Suction Cup</text:p>
          </table:table-cell>
          <table:table-cell office:value-type="string" calcext:value-type="string">
            <text:p>WorkZ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Grey with Black plastic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oodler first edition, in 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l of PAT Testing stick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ll has 2 columns of stickers, each sticker is white with green trim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 Compartment Organiser</text:p>
          </table:table-cell>
          <table:table-cell office:value-type="string" calcext:value-type="string">
            <text:p>Home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plastic box with Orange stick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LEGO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Blue bin with "Lego" labe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O 5539 Creative Bucket Starter Set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Red LEGO shaped bin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Matt Ellen</text:p>
          </table:table-cell>
          <table:table-cell office:value-type="string" calcext:value-type="string">
            <text:p>Dona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ti-static m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.4V Drill battery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with Yellow clip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rdless Drill Driver 14.4V with battery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Driver, Cordless</text:p>
          </table:table-cell>
          <table:table-cell/>
          <table:table-cell office:value-type="string" calcext:value-type="string">
            <text:p>Blue plastic with Yellow highlight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 mW FM transmitte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ZE-05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white cardboard box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Jared Reabo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mm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A hammer with a black rubber handl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Heavy Crimping Tool</text:p>
          </table:table-cell>
          <table:table-cell office:value-type="string" calcext:value-type="string">
            <text:p>Erma Limited</text:p>
          </table:table-cell>
          <table:table-cell office:value-type="float" office:value="17378" calcext:value-type="float">
            <text:p>17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heavy metal thing with two red handles. Looks like it might strip wire.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ox 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1-1450K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Metric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Two KENNEDY 7-piece Metric Box Spanner Set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/>
          <table:table-cell table:style-name="ce3" office:value-type="string" calcext:value-type="string">
            <text:p>Incomplet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KENNEDY Metric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2-39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Imperial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KENNEDY Imperial Combination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djustable spanner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8inch Adjustable Spann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Bosch</text:p>
          </table:table-cell>
          <table:table-cell table:style-name="ce3" office:value-type="string" calcext:value-type="string">
            <text:p>GSR 18-2-L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6</text:p>
          </table:table-cell>
          <table:table-cell table:style-name="ce10" office:value-type="string" calcext:value-type="string">
            <text:p>BOSCH Professional GSR18-2-LI 18v Cordless Drill with Charger &amp; Battery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Kobe</text:p>
          </table:table-cell>
          <table:table-cell table:style-name="ce3" office:value-type="string" calcext:value-type="string">
            <text:p>ABH 14.4VET-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7</text:p>
          </table:table-cell>
          <table:table-cell table:style-name="ce10" office:value-type="string" calcext:value-type="string">
            <text:p>KOBE ABH 14.4v Cordless Drill with Charger &amp; Two Batteries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Jigsaw</text:p>
          </table:table-cell>
          <table:table-cell table:style-name="ce3" office:value-type="string" calcext:value-type="string">
            <text:p>Challenge Extreme</text:p>
          </table:table-cell>
          <table:table-cell table:style-name="ce3" office:value-type="string" calcext:value-type="string">
            <text:p>MJ712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mmer drill</text:p>
          </table:table-cell>
          <table:table-cell table:style-name="ce3" office:value-type="string" calcext:value-type="string">
            <text:p>Ryobi</text:p>
          </table:table-cell>
          <table:table-cell table:style-name="ce3" office:value-type="string" calcext:value-type="string">
            <text:p>EID-750RE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Drill &amp; driver bit set</text:p>
          </table:table-cell>
          <table:table-cell table:style-name="ce3" office:value-type="string" calcext:value-type="string">
            <text:p>Black &amp; Decker</text:p>
          </table:table-cell>
          <table:table-cell table:style-name="ce3" office:value-type="string" calcext:value-type="string">
            <text:p>A7152-XJ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ccessorie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uter</text:p>
          </table:table-cell>
          <table:table-cell table:style-name="ce3" office:value-type="string" calcext:value-type="string">
            <text:p>Performance Power</text:p>
          </table:table-cell>
          <table:table-cell table:style-name="ce3" office:value-type="string" calcext:value-type="string">
            <text:p>PRO102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8</text:p>
          </table:table-cell>
          <table:table-cell table:style-name="ce10" office:value-type="string" calcext:value-type="string">
            <text:p>PERFORMANCE Pro1020 240V Hand Held Rout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ngle set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0</text:p>
          </table:table-cell>
          <table:table-cell table:style-name="ce10" office:value-type="string" calcext:value-type="string">
            <text:p>Protractor Set in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emel</text:p>
          </table:table-cell>
          <table:table-cell table:style-name="ce3" office:value-type="string" calcext:value-type="string">
            <text:p>Dremel</text:p>
          </table:table-cell>
          <table:table-cell table:style-name="ce3" office:value-type="float" office:value="8200" calcext:value-type="float">
            <text:p>820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</text:p>
          </table:table-cell>
          <table:table-cell table:style-name="ce10" office:value-type="string" calcext:value-type="string">
            <text:p>DREMEL 8200 Cordless Multi-Tool with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ecord Pow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4</text:p>
          </table:table-cell>
          <table:table-cell table:style-name="ce10" office:value-type="string" calcext:value-type="string">
            <text:p>RECORD 7417070 240V Hand Held Professional Engraver in A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472-3117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cales</text:p>
          </table:table-cell>
          <table:table-cell table:style-name="ce3" office:value-type="string" calcext:value-type="string">
            <text:p>Oxford Precision</text:p>
          </table:table-cell>
          <table:table-cell table:style-name="ce3" office:value-type="string" calcext:value-type="string">
            <text:p>OXD-844-22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2</text:p>
          </table:table-cell>
          <table:table-cell table:style-name="ce10" office:value-type="string" calcext:value-type="string">
            <text:p>OXFORD OXD-844-2220K 15kg x 0.02kg Digital Top Pan Scal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 clamps</text:p>
          </table:table-cell>
          <table:table-cell table:style-name="ce3" table:number-columns-repeated="2"/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s 4, 5</text:p>
          </table:table-cell>
          <table:table-cell table:style-name="ce10" office:value-type="string" calcext:value-type="string">
            <text:p>Four KENNEDY 539-274 100mm GClamp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nd clamp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et squares</text:p>
          </table:table-cell>
          <table:table-cell table:style-name="ce3" table:number-columns-repeated="2"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Various sizes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9</text:p>
          </table:table-cell>
          <table:table-cell table:style-name="ce10" office:value-type="string" calcext:value-type="string">
            <text:p>Four Various Engineers Squares from 180mm to 350mm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hop vac bags</text:p>
          </table:table-cell>
          <table:table-cell table:style-name="ce3" office:value-type="string" calcext:value-type="string">
            <text:p>Numatic</text:p>
          </table:table-cell>
          <table:table-cell table:style-name="ce3" office:value-type="string" calcext:value-type="string">
            <text:p>NVM-1CH 604015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2</text:p>
          </table:table-cell>
          <table:table-cell table:style-name="ce10" office:value-type="string" calcext:value-type="string">
            <text:p>NUMATIC HZQ200-2 Workshop Vacuum Cleaner with Tools &amp; Five Boxes of Hepa Flo Filte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Power Adhesives</text:p>
          </table:table-cell>
          <table:table-cell table:style-name="ce3" office:value-type="string" calcext:value-type="string">
            <text:p>TEC 25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Rapid Electronics</text:p>
          </table:table-cell>
          <table:table-cell table:style-name="ce3" office:value-type="string" calcext:value-type="string">
            <text:p>87-040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sticks</text:p>
          </table:table-cell>
          <table:table-cell table:style-name="ce3"/>
          <table:table-cell table:style-name="ce3" office:value-type="string" calcext:value-type="string">
            <text:p>LM44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Liester</text:p>
          </table:table-cell>
          <table:table-cell table:style-name="ce3" office:value-type="string" calcext:value-type="string">
            <text:p>CH-606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Raychem</text:p>
          </table:table-cell>
          <table:table-cell table:style-name="ce3" office:value-type="string" calcext:value-type="string">
            <text:p>CV-1983-230V-2300W-UK</text:p>
          </table:table-cell>
          <table:table-cell table:style-name="ce6"/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as soldering iron</text:p>
          </table:table-cell>
          <table:table-cell table:style-name="ce3" office:value-type="string" calcext:value-type="string">
            <text:p>Antex</text:p>
          </table:table-cell>
          <table:table-cell table:style-name="ce3" office:value-type="string" calcext:value-type="string">
            <text:p>Gascat 120P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 suckers</text:p>
          </table:table-cell>
          <table:table-cell table:style-name="ce3" office:value-type="string" calcext:value-type="string">
            <text:p>Assorted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8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80W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12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120W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base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stand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ZP5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tips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string" calcext:value-type="string">
            <text:p>Several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Multimeter</text:p>
          </table:table-cell>
          <table:table-cell table:style-name="ce3" office:value-type="string" calcext:value-type="string">
            <text:p>Fluke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able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11</text:p>
          </table:table-cell>
          <table:table-cell table:style-name="ce10" office:value-type="string" calcext:value-type="string">
            <text:p>Large Quantity of Electrical &amp; Electronic Cables &amp; Components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onnector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13</text:p>
          </table:table-cell>
          <table:table-cell table:style-name="ce10" office:value-type="string" calcext:value-type="string">
            <text:p>Quantity of Various Electronic Connectors, Solder &amp; Tape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Projector</text:p>
          </table:table-cell>
          <table:table-cell table:style-name="ce3" office:value-type="string" calcext:value-type="string">
            <text:p>LG</text:p>
          </table:table-cell>
          <table:table-cell table:style-name="ce3" office:value-type="string" calcext:value-type="string">
            <text:p>CF181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22</text:p>
          </table:table-cell>
          <table:table-cell table:style-name="ce10" office:value-type="string" calcext:value-type="string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lour laser prin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1760NW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21</text:p>
          </table:table-cell>
          <table:table-cell table:style-name="ce10" office:value-type="string" calcext:value-type="string">
            <text:p>DELL 1760nw Colour Laser Printer (Box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ack truck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16</text:p>
          </table:table-cell>
          <table:table-cell table:style-name="ce10" office:value-type="string" calcext:value-type="string">
            <text:p>Blue Steel Sack Truck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olding chairs</text:p>
          </table:table-cell>
          <table:table-cell table:style-name="ce3" office:value-type="string" calcext:value-type="string">
            <text:p>MOGO</text:p>
          </table:table-cell>
          <table:table-cell table:style-name="ce3"/>
          <table:table-cell table:style-name="ce6" office:value-type="float" office:value="40" calcext:value-type="float">
            <text:p>40</text:p>
          </table:table-cell>
          <table:table-cell table:style-name="ce3" office:value-type="string" calcext:value-type="string">
            <text:p>Furniture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5</text:p>
          </table:table-cell>
          <table:table-cell table:style-name="ce10" office:value-type="string" calcext:value-type="string">
            <text:p>Forty MOGO Brown Tubular Steel/Plastic Folding Side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Operators chairs</text:p>
          </table:table-cell>
          <table:table-cell table:style-name="ce3" table:number-columns-repeated="2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urniture</text:p>
          </table:table-cell>
          <table:table-cell table:style-name="ce3"/>
          <table:table-cell table:style-name="ce3" office:value-type="string" calcext:value-type="string">
            <text:p>Grey plastic / steel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18</text:p>
          </table:table-cell>
          <table:table-cell table:style-name="ce10" office:value-type="string" calcext:value-type="string">
            <text:p>Five Grey Tubular Steel/Plastic Operatives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mpu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OptiPlex 78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9</text:p>
          </table:table-cell>
          <table:table-cell table:style-name="ce10" office:value-type="string" calcext:value-type="string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xhibition tent</text:p>
          </table:table-cell>
          <table:table-cell table:style-name="ce3" office:value-type="string" calcext:value-type="string">
            <text:p>Instant Awning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3" office:value-type="string" calcext:value-type="string">
            <text:p>White tent, black bag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17</text:p>
          </table:table-cell>
          <table:table-cell table:style-name="ce10" office:value-type="string" calcext:value-type="string">
            <text:p>INSTANT AWNINGS Alloy Framed Pop Up Exhibition Tent, Approx. 4.5M x 3M, with White Nylon Canvas Roof and Four Detachable Sides, &amp; Black Webbing Carry Bag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4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4"/>
          <table:table-cell table:style-name="Default" table:number-columns-repeated="2"/>
          <table:table-cell table:style-name="ce3"/>
          <table:table-cell table:style-name="ce10" office:value-type="string" calcext:value-type="string">
            <text:p>Missing?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igh-res monito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U2913W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2"/>
          <table:table-cell table:style-name="ce3" office:value-type="string" calcext:value-type="string">
            <text:p>Taken by SO?</text:p>
          </table:table-cell>
          <table:table-cell table:style-name="Default" table:number-columns-repeated="2"/>
          <table:table-cell table:style-name="ce3" office:value-type="string" calcext:value-type="string">
            <text:p>Auction lot 20</text:p>
          </table:table-cell>
          <table:table-cell table:style-name="ce10" office:value-type="string" calcext:value-type="string">
            <text:p>DELL U2913WM 29 inch Ultra Sharp Ultra Wide Screen Display (Boxed/Unus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3"/>
          <table:table-cell table:style-name="ce3" office:value-type="string" calcext:value-type="string">
            <text:p>Taken by SO?</text:p>
          </table:table-cell>
          <table:table-cell table:style-name="Default" table:number-columns-repeated="2"/>
          <table:table-cell table:style-name="ce3" office:value-type="string" calcext:value-type="string">
            <text:p>Auction lot 23</text:p>
          </table:table-cell>
          <table:table-cell table:style-name="ce10" office:value-type="string" calcext:value-type="string">
            <text:p>LG Flatron 47 inch Display (Not Television) with fitted Wall mounting Bracket</text:p>
          </table:table-cell>
          <table:table-cell table:style-name="ce2" table:number-columns-repeated="2"/>
          <table:table-cell table:number-columns-repeated="1010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Categories" table:target-range-address="Master.E2:Master.E1048576" table:on-update-keep-styles="true" table:on-update-keep-size="false" table:orientation="column"/>
        <table:database-range table:name="InUseLocations" table:target-range-address="Master.B2:Master.B204" table:on-update-keep-styles="true" table:on-update-keep-size="false" table:orientation="column"/>
        <table:database-range table:name="Locations" table:target-range-address="Master.H2:Master.H1048576" table:on-update-keep-styles="true" table:on-update-keep-size="false" table:orientation="column"/>
        <table:database-range table:name="Manufacturers" table:target-range-address="Master.B2:Master.B1048576" table:on-update-keep-styles="true" table:on-update-keep-size="false" table:orientation="column">
          <table:filter table:display-duplicates="false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0" table:target-range-address="Master.B2:Master.B20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6" loext:min-decimal-places="6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30P0" style:volatile="true">
      <number:text>£</number:text>
      <number:number number:decimal-places="0" loext:min-decimal-places="0" number:min-integer-digits="1" number:grouping="true"/>
    </number:number-style>
    <number:number-style style:name="N130">
      <number:text>-£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0" loext:min-decimal-places="0" number:min-integer-digits="1" number:grouping="true"/>
    </number:number-style>
    <number:number-style style:name="N13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3P0" style:volatile="true">
      <number:text>£</number:text>
      <number:number number:decimal-places="2" loext:min-decimal-places="2" number:min-integer-digits="1" number:grouping="true"/>
    </number:number-style>
    <number:number-style style:name="N133">
      <number:text>-£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loext:min-decimal-places="2" number:min-integer-digits="1" number:grouping="true"/>
    </number:number-style>
    <number:number-style style:name="N13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P1" style:volatile="true"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3" loext:min-decimal-places="13" number:min-integer-digits="1"/>
    </number:number-style>
    <number:number-style style:name="N146">
      <number:number number:decimal-places="14" loext:min-decimal-places="14" number:min-integer-digits="1"/>
    </number:number-style>
    <number:number-style style:name="N147">
      <number:number number:decimal-places="15" loext:min-decimal-places="15" number:min-integer-digits="1"/>
    </number:number-style>
    <number:number-style style:name="N148">
      <number:number number:decimal-places="16" loext:min-decimal-places="16" number:min-integer-digits="1"/>
    </number:number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number:number number:decimal-places="2" loext:min-decimal-places="2" number:min-integer-digits="1" number:grouping="true"/>
    </number:number-style>
    <number:number-style style:name="N10121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7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GB">
      <number:text> - </number:text>
    </number:number-style>
    <number:text-style style:name="N10130" number:language="en" number:country="GB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GB">
      <number:text> £- </number:text>
    </number:number-style>
    <number:text-style style:name="N10134" number:language="en" number:country="GB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7" number:language="en" number:country="GB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GB">
      <number:minutes number:style="long"/>
      <number:text>:</number:text>
      <number:seconds number:style="long"/>
    </number:time-style>
    <number:time-style style:name="N1014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GB">
      <number:minutes number:style="long"/>
      <number:text>:</number:text>
      <number:seconds number:style="long" number:decimal-places="1"/>
    </number:time-style>
    <number:number-style style:name="N10145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1:42:16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18:33.177000000</meta:creation-date>
    <dc:date>2016-05-12T13:05:14.519000000</dc:date>
    <meta:editing-duration>P6DT23H6M56S</meta:editing-duration>
    <meta:editing-cycles>17</meta:editing-cycles>
    <meta:generator>LibreOffice/5.0.6.3$Windows_x86 LibreOffice_project/490fc03b25318460cfc54456516ea2519c11d1aa</meta:generator>
    <meta:document-statistic meta:table-count="2" meta:cell-count="1198" meta:object-count="0"/>
  </office:meta>
</office:document-meta>
</file>